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5cm" fo:min-width="16.518cm" fo:padding-top="0.125cm" fo:padding-bottom="0.125cm" fo:padding-left="0.25cm" fo:padding-right="0.25cm" fo:wrap-option="no-wrap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svg:stroke-color="#ed1c24" draw:fill="none" draw:fill-color="#ef413d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10" style:family="paragraph">
      <style:paragraph-properties fo:line-height="90%" fo:text-align="start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02cm" fo:line-height="9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P14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loext:graphic-properties draw:fill="none" draw:fill-color="#ef413d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P18" style:family="paragraph">
      <style:paragraph-properties fo:line-height="100%" style:punctuation-wrap="hanging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ed1c24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ed1c24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ce181e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1.27cm"/>
        <style:text-properties style:use-window-font-color="true" fo:font-size="45%"/>
      </text:list-level-style-number>
      <text:list-level-style-number text:level="5" style:num-format="">
        <style:list-level-properties text:space-before="2.54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o">
        <style:list-level-properties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1cm" svg:y="9.25cm" presentation:class="title">
          <draw:text-box>
            <text:p text:style-name="P1"><text:span text:style-name="T1">Oman Summer of Code 2019</text:span></text:p>
          </draw:text-box>
        </draw:frame>
        <draw:frame draw:name="Subtitle 2" presentation:style-name="pr2" draw:text-style-name="P2" draw:layer="layout" svg:width="25.5cm" svg:height="7cm" svg:x="1.5cm" svg:y="13cm" presentation:class="subtitle">
          <draw:text-box>
            <text:p text:style-name="P3"><text:span text:style-name="T2">Ali Al Badra</text:span></text:p>
            <text:p text:style-name="P3"><text:span text:style-name="T2">Khalid Al Harthi</text:span></text:p>
            <text:p text:style-name="P3"><text:span text:style-name="T2">Mashal Al Busaidi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Idea and Objective (1)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8"><text:span text:style-name="T6">Objective</text:span><text:span text:style-name="T7">: create a company specialized in analyzing big data.</text:span></text:p>
              </text:list-item>
              <text:list-item>
                <text:p text:style-name="P8"><text:span text:style-name="T8">Targeted Customers</text:span><text:span text:style-name="T9">: </text:span><text:span text:style-name="T10">governments, researchers, and companies that w</text:span><text:span text:style-name="T11">ant to analyze a big data but the don’t have the ability to do that.</text:span></text:p>
              </text:list-item>
              <text:list-item>
                <text:p text:style-name="P8"><text:span text:style-name="T12">Usage Scenario</text:span><text:span text:style-name="T11">: building scripts to read and organize the data and analyze it on servers.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Team</text:span></text:p>
          </draw:text-box>
        </draw:frame>
        <draw:frame draw:name="Text Placeholder 2" presentation:style-name="pr5" draw:text-style-name="P2" draw:layer="layout" svg:width="26cm" svg:height="14cm" svg:x="1cm" svg:y="5.501cm" presentation:class="outline">
          <draw:text-box>
            <text:list text:style-name="L2">
              <text:list-item>
                <text:p text:style-name="P9"><text:span text:style-name="T7">Ali Khali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-Team Lead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7"><text:s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7">Mashal Al Busaid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/></text:p>
                  </text:list-item>
                  <text:list-item>
                    <text:p text:style-name="P11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Khalid Al Harth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6" draw:style-name="gr4" draw:text-style-name="P13" draw:layer="layout" svg:width="17.018cm" svg:height="1.725cm" svg:x="2.032cm" svg:y="19.05cm">
          <draw:text-box>
            <text:p text:style-name="P12"><text:span text:style-name="T14"><text:s/></text:span><text:span text:style-name="T14">*roles </text:span><text:span text:style-name="T14">will be </text:span><text:span text:style-name="T14">given as </text:span><text:span text:style-name="T14">soon as </text:span><text:span text:style-name="T14">the work </text:span><text:span text:style-name="T14">starts.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3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Market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9"><text:span text:style-name="T7"/></text:p>
              </text:list-item>
              <text:list-item>
                <text:p text:style-name="P9"><text:span text:style-name="T7">Marke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5"><text:s/></text:span><text:span text:style-name="T15">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6">Fees between clients and service provider.</text:span></text:p>
                      </text:list-item>
                      <text:list-item>
                        <text:p text:style-name="P15"><text:span text:style-name="T16">Ad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5">Stakehold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6">Hotels, garden owners, tour guide offices, camping shops, etc… </text:span></text:p>
                      </text:list-item>
                      <text:list-item>
                        <text:p text:style-name="P15"><text:span text:style-name="T1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Technical Specifications</text:span></text:p>
          </draw:text-box>
        </draw:frame>
        <draw:frame draw:name="Text Placeholder 2" presentation:style-name="pr8" draw:text-style-name="P1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9"><text:span text:style-name="T7">based on first costumer</text:span></text:p>
              </text:list-item>
              <text:list-item>
                <text:p text:style-name="P9"><text:span text:style-name="T7">- Write a bash script to reorder pcap files that ordered into 16 thousands folder with a capture for 15 minutes for each one.</text:span></text:p>
              </text:list-item>
              <text:list-item>
                <text:p text:style-name="P9"><text:span text:style-name="T7">- Test the data into servers to analyze DNS messages.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- secret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Finance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7"><text:span text:style-name="T7">Amount of money needed:</text:span></text:p>
                <text:list>
                  <text:list-item>
                    <text:p text:style-name="P18"><text:span text:style-name="T7">Not Available</text:span></text:p>
                  </text:list-item>
                </text:list>
              </text:list-item>
              <text:list-item>
                <text:p text:style-name="P17"><text:span text:style-name="T7"/></text:p>
              </text:list-item>
              <text:list-item>
                <text:p text:style-name="P17"><text:span text:style-name="T7">Expected return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Contracts with big companies such as Omantell and IT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Challenges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9"><text:span text:style-name="T7">Technical challeng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5">learning new programming languages which takes time.</text:span></text:p>
                  </text:list-item>
                  <text:list-item>
                    <text:p text:style-name="P14"><text:span text:style-name="T15">Getting approval to use online payment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Not technical challeng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5">competition with other applications.</text:span></text:p>
                  </text:list-item>
                  <text:list-item>
                    <text:p text:style-name="P14"><text:span text:style-name="T15">face to face meeting is not possible.</text:span></text:p>
                  </text:list-item>
                  <text:list-item>
                    <text:p text:style-name="P14"><text:span text:style-name="T15">no business experience.</text:span></text:p>
                  </text:list-item>
                  <text:list-item>
                    <text:p text:style-name="P14"><text:span text:style-name="T15">Trust our application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7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svg:stroke-color="#41719c" draw:fill="solid" draw:fill-color="#ef413d" draw:auto-grow-height="false" draw:fit-to-size="shrink-to-fit" style:shrink-to-fit="true" draw:shadow-color="#000000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Midn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3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Midnightblue-outline1" style:family="presentation">
      <style:graphic-properties draw:stroke="none" draw:fill="none" draw:auto-grow-height="false" draw:fit-to-size="shrink-to-fit" style:shrink-to-fit="true">
        <text:list-style style:name="Master3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outline2" style:family="presentation" style:parent-style-name="Master3-Midnightblue-outline1">
      <style:paragraph-properties fo:margin-top="0.4cm" fo:margin-bottom="0cm"/>
      <style:text-properties fo:font-size="28pt" style:font-size-asian="28pt" style:font-size-complex="28pt"/>
    </style:style>
    <style:style style:name="Master3-Midnightblue-outline3" style:family="presentation" style:parent-style-name="Master3-Midnightblue-outline2">
      <style:paragraph-properties fo:margin-top="0.3cm" fo:margin-bottom="0cm"/>
      <style:text-properties fo:font-size="24pt" style:font-size-asian="24pt" style:font-size-complex="24pt"/>
    </style:style>
    <style:style style:name="Master3-Midnightblue-outline4" style:family="presentation" style:parent-style-name="Master3-Midnightblue-outline3">
      <style:paragraph-properties fo:margin-top="0.2cm" fo:margin-bottom="0cm"/>
      <style:text-properties fo:font-size="20pt" style:font-size-asian="20pt" style:font-size-complex="20pt"/>
    </style:style>
    <style:style style:name="Master3-Midnightblue-outline5" style:family="presentation" style:parent-style-name="Master3-Midnightblue-outline4">
      <style:paragraph-properties fo:margin-top="0.1cm" fo:margin-bottom="0cm"/>
      <style:text-properties fo:font-size="20pt" style:font-size-asian="20pt" style:font-size-complex="20pt"/>
    </style:style>
    <style:style style:name="Master3-Midnightblue-outline6" style:family="presentation" style:parent-style-name="Master3-Midnightblue-outline5">
      <style:paragraph-properties fo:margin-top="0.1cm" fo:margin-bottom="0cm"/>
      <style:text-properties fo:font-size="20pt" style:font-size-asian="20pt" style:font-size-complex="20pt"/>
    </style:style>
    <style:style style:name="Master3-Midnightblue-outline7" style:family="presentation" style:parent-style-name="Master3-Midnightblue-outline6">
      <style:paragraph-properties fo:margin-top="0.1cm" fo:margin-bottom="0cm"/>
      <style:text-properties fo:font-size="20pt" style:font-size-asian="20pt" style:font-size-complex="20pt"/>
    </style:style>
    <style:style style:name="Master3-Midnightblue-outline8" style:family="presentation" style:parent-style-name="Master3-Midnightblue-outline7">
      <style:paragraph-properties fo:margin-top="0.1cm" fo:margin-bottom="0cm"/>
      <style:text-properties fo:font-size="20pt" style:font-size-asian="20pt" style:font-size-complex="20pt"/>
    </style:style>
    <style:style style:name="Master3-Midnightblue-outline9" style:family="presentation" style:parent-style-name="Master3-Midnightblue-outline8">
      <style:paragraph-properties fo:margin-top="0.1cm" fo:margin-bottom="0cm"/>
      <style:text-properties fo:font-size="20pt" style:font-size-asian="20pt" style:font-size-complex="20pt"/>
    </style:style>
    <style:style style:name="Master3-Midnightblue-subtitle" style:family="presentation">
      <style:graphic-properties draw:stroke="none" draw:fill="none" draw:textarea-vertical-align="middle">
        <text:list-style style:name="Master3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title" style:family="presentation">
      <style:graphic-properties draw:stroke="none" draw:fill="none" draw:textarea-vertical-align="middle">
        <text:list-style style:name="Master3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8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Midn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3" style:family="presentation" style:parent-style-name="Master3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0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7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4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3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8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9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7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8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5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6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5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59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60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P18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MP2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cm" fo:margin-bottom="0.499cm" fo:line-height="100%" fo:text-align="center" fo:text-indent="0cm" style:punctuation-wrap="hanging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8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20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</text:span><text:span text:style-name="MT9">to edit </text:span><text:span text:style-name="MT9">Master </text:span><text:span text:style-name="MT9">subtitl</text:span><text:span text:style-name="MT9">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Edit </text:span><text:span text:style-name="MT12">Mast</text:span><text:span text:style-name="MT12">er </text:span><text:span text:style-name="MT12">text </text:span><text:span text:style-name="MT12">style</text:span><text:span text:style-name="MT12">s</text:span><text:span text:style-name="MT12"><text:line-break/></text:span><text:span text:style-name="MT13">Secon</text:span><text:span text:style-name="MT13">d level</text:span><text:span text:style-name="MT13"><text:line-break/></text:span><text:span text:style-name="MT3">Third </text:span><text:span text:style-name="MT3">level</text:span><text:span text:style-name="MT3"><text:line-break/></text:span><text:span text:style-name="MT4">Fourth </text:span><text:span text:style-name="MT4">level</text:span><text:span text:style-name="MT4"><text:line-break/></text:span><text:span text:style-name="MT4">Fifth </text:span><text:span text:style-name="MT4">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</text:span><text:span text:style-name="MT10">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</text:span><text:span text:style-name="MT10">i</text:span><text:span text:style-name="MT10">t</text:span><text:span text:style-name="MT10">l</text:span><text:span text:style-name="MT10">e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</text:span><text:span text:style-name="MT9">to edit </text:span><text:span text:style-name="MT9">Master </text:span><text:span text:style-name="MT9">subtitl</text:span><text:span text:style-name="MT9">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Edit </text:span><text:span text:style-name="MT12">Mast</text:span><text:span text:style-name="MT12">er </text:span><text:span text:style-name="MT12">text </text:span><text:span text:style-name="MT12">style</text:span><text:span text:style-name="MT12">s</text:span><text:span text:style-name="MT12"><text:line-break/></text:span><text:span text:style-name="MT13">Secon</text:span><text:span text:style-name="MT13">d level</text:span><text:span text:style-name="MT13"><text:line-break/></text:span><text:span text:style-name="MT3">Third </text:span><text:span text:style-name="MT3">level</text:span><text:span text:style-name="MT3"><text:line-break/></text:span><text:span text:style-name="MT4">Fourth </text:span><text:span text:style-name="MT4">level</text:span><text:span text:style-name="MT4"><text:line-break/></text:span><text:span text:style-name="MT4">Fifth </text:span><text:span text:style-name="MT4">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</text:span><text:span text:style-name="MT10">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</text:span><text:span text:style-name="MT10">i</text:span><text:span text:style-name="MT10">t</text:span><text:span text:style-name="MT10">l</text:span><text:span text:style-name="MT10">e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Midnightblue" style:page-layout-name="PM1" draw:style-name="Mdp1">
      <draw:custom-shape draw:name="Freeform 1" draw:style-name="Mgr7" draw:text-style-name="MP18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8" draw:text-style-name="MP18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181" draw:text-style-name="MP5" draw:layer="backgroundobjects" svg:width="26cm" svg:height="2.663cm" svg:x="1cm" svg:y="0.837cm" presentation:class="title">
        <draw:text-box>
          <text:p/>
        </draw:text-box>
      </draw:frame>
      <draw:frame draw:name="Text Placeholder 4" presentation:style-name="Mpr182" draw:text-style-name="MP5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18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6" presentation:style-name="Mpr184" draw:text-style-name="MP5" draw:layer="backgroundobjects" svg:width="9cm" svg:height="1cm" svg:x="9.5cm" svg:y="20cm" presentation:class="footer">
        <draw:text-box>
          <text:p/>
        </draw:text-box>
      </draw:frame>
      <draw:custom-shape draw:name="Freeform 7" draw:style-name="Mgr9" draw:text-style-name="MP20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Slide Number Placeholder 8" presentation:style-name="Mpr18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Midnightblue-title" draw:layer="backgroundobjects" svg:width="14.848cm" svg:height="11.136cm" svg:x="3.075cm" svg:y="2.257cm" presentation:class="page"/>
        <draw:frame draw:name="Notes Placeholder 2" presentation:style-name="Mpr1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88" draw:text-style-name="MP5" draw:layer="backgroundobjects" svg:width="20.999cm" svg:height="7.311cm" svg:x="3.501cm" svg:y="3.435cm" presentation:class="title">
        <draw:text-box>
          <text:p text:style-name="MP13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Subtitle 2" presentation:style-name="Mpr189" draw:text-style-name="MP5" draw:layer="backgroundobjects" svg:width="20.999cm" svg:height="5.071cm" svg:x="3.501cm" svg:y="11.029cm" presentation:class="subtitle">
        <draw:text-box>
          <text:p text:style-name="MP21"><text:span text:style-name="MT18">Click </text:span><text:span text:style-name="MT18">to edit </text:span><text:span text:style-name="MT18">Master </text:span><text:span text:style-name="MT18">subtitl</text:span><text:span text:style-name="MT18">e style</text:span></text:p>
        </draw:text-box>
      </draw:frame>
      <draw:frame draw:name="Date Placeholder 3" presentation:style-name="Mpr19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6cm" svg:x="3.075cm" svg:y="2.257cm" presentation:class="page"/>
        <draw:frame draw:name="Notes Placeholder 2" presentation:style-name="Mpr1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95" draw:text-style-name="MP5" draw:layer="backgroundobjects" svg:width="26cm" svg:height="2.663cm" svg:x="1cm" svg:y="0.837cm" presentation:class="title">
        <draw:text-box>
          <text:p text:style-name="MP13"><text:span text:style-name="MT19">Clic</text:span><text:span text:style-name="MT19">k 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Content Placeholder 2" presentation:style-name="Mpr196" draw:text-style-name="MP5" draw:layer="backgroundobjects" svg:width="26cm" svg:height="14cm" svg:x="1cm" svg:y="5.5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3" presentation:style-name="Mpr197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8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9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6cm" svg:x="3.075cm" svg:y="2.257cm" presentation:class="page"/>
        <draw:frame draw:name="Notes Placeholder 2" presentation:style-name="Mpr20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2" draw:text-style-name="MP5" draw:layer="backgroundobjects" svg:width="24.152cm" svg:height="8.736cm" svg:x="1.909cm" svg:y="5.234cm" presentation:class="title">
        <draw:text-box>
          <text:p text:style-name="MP13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Text Placeholder 2" presentation:style-name="Mpr203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1">Edit Master text styles</text:span></text:p>
            </text:list-item>
          </text:list>
        </draw:text-box>
      </draw:frame>
      <draw:frame draw:name="Date Placeholder 3" presentation:style-name="Mpr204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05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06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6cm" svg:x="3.075cm" svg:y="2.257cm" presentation:class="page"/>
        <draw:frame draw:name="Notes Placeholder 2" presentation:style-name="Mpr20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9" draw:text-style-name="MP5" draw:layer="backgroundobjects" svg:width="26cm" svg:height="2.663cm" svg:x="1cm" svg:y="0.837cm" presentation:class="title">
        <draw:text-box>
          <text:p text:style-name="MP13"><text:span text:style-name="MT19">Clic</text:span><text:span text:style-name="MT19">k 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Content Placeholder 2" presentation:style-name="Mpr210" draw:text-style-name="MP5" draw:layer="backgroundobjects" svg:width="12.788cm" svg:height="14.001cm" svg:x="1.001cm" svg:y="5.499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Content Placeholder 3" presentation:style-name="Mpr210" draw:text-style-name="MP5" draw:layer="backgroundobjects" svg:width="12.788cm" svg:height="14.001cm" svg:x="14.213cm" svg:y="5.499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4" presentation:style-name="Mpr211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12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13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6cm" svg:x="3.075cm" svg:y="2.257cm" presentation:class="page"/>
        <draw:frame draw:name="Notes Placeholder 2" presentation:style-name="Mpr2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 9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16" draw:text-style-name="MP5" draw:layer="backgroundobjects" svg:width="24.152cm" svg:height="4.057cm" svg:x="1.927cm" svg:y="1.12cm" presentation:class="title">
        <draw:text-box>
          <text:p text:style-name="MP13"><text:span text:style-name="MT19">Clic</text:span><text:span text:style-name="MT19">k 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Text Placeholder 2" presentation:style-name="Mpr217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3" presentation:style-name="Mpr218" draw:text-style-name="MP5" draw:layer="backgroundobjects" svg:width="11.849cm" svg:height="11.284cm" svg:x="1.927cm" svg:y="7.669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4" presentation:style-name="Mpr217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5" presentation:style-name="Mpr218" draw:text-style-name="MP5" draw:layer="backgroundobjects" svg:width="11.902cm" svg:height="11.284cm" svg:x="14.177cm" svg:y="7.669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6" presentation:style-name="Mpr219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7" presentation:style-name="Mpr220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8" presentation:style-name="Mpr221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6cm" svg:x="3.075cm" svg:y="2.257cm" presentation:class="page"/>
        <draw:frame draw:name="Notes Placeholder 2" presentation:style-name="Mpr2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 5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24" draw:text-style-name="MP5" draw:layer="backgroundobjects" svg:width="26cm" svg:height="2.663cm" svg:x="1cm" svg:y="0.837cm" presentation:class="title">
        <draw:text-box>
          <text:p text:style-name="MP13"><text:span text:style-name="MT19">Clic</text:span><text:span text:style-name="MT19">k 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Date Placeholder 2" presentation:style-name="Mpr225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3" presentation:style-name="Mpr226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4" presentation:style-name="Mpr227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6cm" svg:x="3.075cm" svg:y="2.257cm" presentation:class="page"/>
        <draw:frame draw:name="Notes Placeholder 2" presentation:style-name="Mpr2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 4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Date Placeholder 1" presentation:style-name="Mpr23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2" presentation:style-name="Mpr23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3" presentation:style-name="Mpr23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4.848cm" svg:height="11.136cm" svg:x="3.075cm" svg:y="2.257cm" presentation:class="page"/>
        <draw:frame draw:name="Notes Placeholder 2" presentation:style-name="Mpr2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35" draw:text-style-name="MP5" draw:layer="backgroundobjects" svg:width="9.031cm" svg:height="4.904cm" svg:x="1.927cm" svg:y="1.398cm" presentation:class="title">
        <draw:text-box>
          <text:p text:style-name="MP13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236" draw:text-style-name="MP5" draw:layer="backgroundobjects" svg:width="14.173cm" svg:height="14.923cm" svg:x="11.906cm" svg:y="3.025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13">Secon</text:span><text:span text:style-name="MT13">d level</text:span><text:span text:style-name="MT13"><text:line-break/></text:span><text:span text:style-name="MT3">Third </text:span><text:span text:style-name="MT3">level</text:span><text:span text:style-name="MT3"><text:line-break/></text:span><text:span text:style-name="MT4">Fourth </text:span><text:span text:style-name="MT4">level</text:span><text:span text:style-name="MT4"><text:line-break/></text:span><text:span text:style-name="MT4">Fifth </text:span><text:span text:style-name="MT4">level</text:span></text:p>
        </draw:text-box>
      </draw:frame>
      <draw:frame draw:name="Text Placeholder 3" presentation:style-name="Mpr237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38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39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0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6cm" svg:x="3.075cm" svg:y="2.257cm" presentation:class="page"/>
        <draw:frame draw:name="Notes Placeholder 2" presentation:style-name="Mpr24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43" draw:text-style-name="MP5" draw:layer="backgroundobjects" svg:width="9.031cm" svg:height="4.904cm" svg:x="1.927cm" svg:y="1.398cm" presentation:class="title">
        <draw:text-box>
          <text:p text:style-name="MP13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Picture Placeholder 2" presentation:style-name="Mpr244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24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46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47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8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6cm" svg:x="3.075cm" svg:y="2.257cm" presentation:class="page"/>
        <draw:frame draw:name="Notes Placeholder 2" presentation:style-name="Mpr2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51" draw:text-style-name="MP5" draw:layer="backgroundobjects" svg:width="26cm" svg:height="2.663cm" svg:x="1cm" svg:y="0.837cm" presentation:class="title">
        <draw:text-box>
          <text:p text:style-name="MP13"><text:span text:style-name="MT19">Clic</text:span><text:span text:style-name="MT19">k 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Vertical Text Placeholder 2" presentation:style-name="Mpr252" draw:text-style-name="MP16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54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5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6cm" svg:x="3.075cm" svg:y="2.257cm" presentation:class="page"/>
        <draw:frame draw:name="Notes Placeholder 2" presentation:style-name="Mpr2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Vertical Title 1" presentation:style-name="Mpr258" draw:text-style-name="MP16" draw:layer="backgroundobjects" svg:width="6.5cm" svg:height="18.662cm" svg:x="20.501cm" svg:y="0.838cm" presentation:class="title">
        <draw:text-box>
          <text:p text:style-name="MP13"><text:span text:style-name="MT19">C</text:span><text:span text:style-name="MT19">li</text:span><text:span text:style-name="MT19">c</text:span><text:span text:style-name="MT19">k </text:span><text:span text:style-name="MT19">t</text:span><text:span text:style-name="MT19">o </text:span><text:span text:style-name="MT19">e</text:span><text:span text:style-name="MT19">d</text:span><text:span text:style-name="MT19">i</text:span><text:span text:style-name="MT19">t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 </text:span><text:span text:style-name="MT19">t</text:span><text:span text:style-name="MT19">i</text:span><text:span text:style-name="MT19">t</text:span><text:span text:style-name="MT19">l</text:span><text:span text:style-name="MT19">e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Vertical Text Placeholder 2" presentation:style-name="Mpr259" draw:text-style-name="MP16" draw:layer="backgroundobjects" svg:width="19.076cm" svg:height="18.662cm" svg:x="1.001cm" svg:y="0.838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6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6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6cm" svg:x="3.075cm" svg:y="2.257cm" presentation:class="page"/>
        <draw:frame draw:name="Notes Placeholder 2" presentation:style-name="Mpr2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lizarin</dc:title>
    <meta:creation-date>2019-06-27T18:33:21Z</meta:creation-date>
    <dc:date>2019-07-01T10:24:49.314436561</dc:date>
    <meta:editing-cycles>31</meta:editing-cycles>
    <meta:editing-duration>PT1H21M19S</meta:editing-duration>
    <meta:document-statistic meta:object-count="557"/>
  </office:meta>
</office:document-meta>
</file>